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802f9" officeooo:paragraph-rsid="001802f9"/>
    </style:style>
    <style:style style:name="P2" style:family="paragraph" style:parent-style-name="Subtitle">
      <style:text-properties officeooo:rsid="001802f9" officeooo:paragraph-rsid="001802f9"/>
    </style:style>
    <style:style style:name="P3" style:family="paragraph" style:parent-style-name="Text_20_body">
      <style:text-properties officeooo:rsid="001802f9" officeooo:paragraph-rsid="001802f9"/>
    </style:style>
    <style:style style:name="P4" style:family="paragraph" style:parent-style-name="Heading_20_1">
      <style:text-properties officeooo:paragraph-rsid="001802f9"/>
    </style:style>
    <style:style style:name="P5" style:family="paragraph" style:parent-style-name="Text_20_body">
      <style:text-properties officeooo:paragraph-rsid="001802f9"/>
    </style:style>
    <style:style style:name="P6" style:family="paragraph" style:parent-style-name="Text_20_body" style:list-style-name="L1">
      <style:text-properties officeooo:paragraph-rsid="001802f9"/>
    </style:style>
    <style:style style:name="P7" style:family="paragraph" style:parent-style-name="Heading_20_1">
      <style:text-properties officeooo:rsid="001802f9" officeooo:paragraph-rsid="001802f9"/>
    </style:style>
    <style:style style:name="P8" style:family="paragraph" style:parent-style-name="Text_20_body">
      <style:text-properties officeooo:rsid="0019adda" officeooo:paragraph-rsid="0019adda"/>
    </style:style>
    <style:style style:name="P9" style:family="paragraph" style:parent-style-name="Text_20_body">
      <style:text-properties officeooo:rsid="001b9591" officeooo:paragraph-rsid="001b9591"/>
    </style:style>
    <style:style style:name="P10" style:family="paragraph" style:parent-style-name="Heading_20_1">
      <style:text-properties officeooo:rsid="001f90d0" officeooo:paragraph-rsid="001f90d0"/>
    </style:style>
    <style:style style:name="P11" style:family="paragraph" style:parent-style-name="Text_20_body">
      <style:text-properties officeooo:paragraph-rsid="001f90d0"/>
    </style:style>
    <style:style style:name="P12" style:family="paragraph" style:parent-style-name="Text_20_body">
      <style:text-properties officeooo:rsid="001f90d0" officeooo:paragraph-rsid="001f90d0"/>
    </style:style>
    <style:style style:name="P13" style:family="paragraph" style:parent-style-name="Heading_20_1">
      <style:text-properties officeooo:paragraph-rsid="001f90d0"/>
    </style:style>
    <style:style style:name="P14" style:family="paragraph" style:parent-style-name="Heading_20_2">
      <style:text-properties officeooo:rsid="001f90d0" officeooo:paragraph-rsid="001f90d0"/>
    </style:style>
    <style:style style:name="T1" style:family="text">
      <style:text-properties officeooo:rsid="001f90d0"/>
    </style:style>
    <style:style style:name="T2" style:family="text">
      <style:text-properties officeooo:rsid="001802f9"/>
    </style:style>
    <style:style style:name="T3" style:family="text">
      <style:text-properties officeooo:rsid="0019add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add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90d0" style:font-style-asian="italic" style:font-style-complex="italic"/>
    </style:style>
    <style:style style:name="T8" style:family="text">
      <style:text-properties officeooo:rsid="001b9591"/>
    </style:style>
    <style:style style:name="T9" style:family="text">
      <style:text-properties fo:font-weight="bold" officeooo:rsid="001b9591" style:font-weight-asian="bold" style:font-weight-complex="bold"/>
    </style:style>
    <style:style style:name="T10" style:family="text">
      <style:text-properties fo:font-style="italic" officeooo:rsid="0019adda" style:font-style-asian="italic" style:font-style-complex="italic"/>
    </style:style>
    <style:style style:name="T11" style:family="text">
      <style:text-properties fo:font-style="italic" officeooo:rsid="001da0f9" style:font-style-asian="italic" style:font-style-complex="italic"/>
    </style:style>
    <style:style style:name="T12" style:family="text">
      <style:text-properties officeooo:rsid="001b3253"/>
    </style:style>
    <style:style style:name="T13" style:family="text">
      <style:text-properties fo:font-weight="bold" officeooo:rsid="001b3253" style:font-weight-asian="bold" style:font-weight-complex="bold"/>
    </style:style>
    <style:style style:name="T14" style:family="text">
      <style:text-properties officeooo:rsid="001da0f9"/>
    </style:style>
    <style:style style:name="T15" style:family="text">
      <style:text-properties fo:font-weight="bold" officeooo:rsid="001da0f9" style:font-weight-asian="bold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jero</text:p>
      <text:p text:style-name="P2"><text:span text:style-name="T1">Software </text:span>Cajero <text:span text:style-name="T1">Automático</text:span></text:p>
      <text:p text:style-name="P3"/>
      <text:p text:style-name="P3"/>
      <text:h text:style-name="P4" text:outline-level="1"><text:span text:style-name="T2">Índice</text:span></text:h>
      <text:p text:style-name="P5"/>
      <text:list text:style-name="L1">
        <text:list-item>
          <text:p text:style-name="P6">Supuesto de reunión con el cliente</text:p>
        </text:list-item>
        <text:list-item>
          <text:p text:style-name="P6">Modelo Entidad-Relación</text:p>
        </text:list-item>
        <text:list-item>
          <text:p text:style-name="P6">Modelo Relacional</text:p>
        </text:list-item>
        <text:list-item>
          <text:p text:style-name="P6">Scripts SQL</text:p>
          <text:list>
            <text:list-item>
              <text:p text:style-name="P6">Estructura BD</text:p>
            </text:list-item>
            <text:list-item>
              <text:p text:style-name="P6">Usuarios y Permisos</text:p>
            </text:list-item>
            <text:list-item>
              <text:p text:style-name="P6">PL/SQL</text:p>
            </text:list-item>
            <text:list-item>
              <text:p text:style-name="P6">Caso de Uso</text:p>
            </text:list-item>
          </text:list>
        </text:list-item>
      </text:list>
      <text:p text:style-name="P5"/>
      <text:p text:style-name="P5"/>
      <text:p text:style-name="P5"/>
      <text:h text:style-name="P7" text:outline-level="1">Supuesto de reunión con el cliente</text:h>
      <text:p text:style-name="P3">El cliente <text:span text:style-name="T3">es una fabricante de cajero automáticos que necesita un software de gestión.</text:span> <text:span text:style-name="T3">Se venderá a</text:span> <text:span text:style-name="T4">entid</text:span><text:span text:style-name="T5">ades</text:span><text:span text:style-name="T4"> bancaria</text:span> que desea el gestion<text:span text:style-name="T3">ar</text:span> un <text:span text:style-name="T4">cajero automático </text:span>con el <text:span text:style-name="T4">usuario</text:span> y su <text:span text:style-name="T4">cuenta</text:span>.</text:p>
      <text:p text:style-name="P3"/>
      <text:p text:style-name="P3">El <text:span text:style-name="T4">usuario </text:span>se quiere conocer su <text:span text:style-name="T6">nombre, IBAN-</text:span><text:span text:style-name="T7">cuenta</text:span><text:span text:style-name="T6"> y fecha de acceso al cajero</text:span>. Además guardara un registro de que cajero accedi<text:span text:style-name="T3">ó</text:span> con su <text:span text:style-name="T4">id</text:span>. <text:span text:style-name="T8">El </text:span><text:span text:style-name="T9">usuario</text:span><text:span text:style-name="T8"> se relaciona con la </text:span><text:span text:style-name="T9">entidad</text:span><text:span text:style-name="T8"> </text:span><text:span text:style-name="T9">bancaria</text:span><text:span text:style-name="T8"> y </text:span><text:span text:style-name="T9">cuenta</text:span><text:span text:style-name="T8">.</text:span></text:p>
      <text:p text:style-name="P3"/>
      <text:p text:style-name="P3">La <text:span text:style-name="T5">cuenta</text:span><text:span text:style-name="T3"> tiene un </text:span><text:span text:style-name="T10">IBAN y saldo</text:span><text:span text:style-name="T3">. Se hará referencia guardando un id de usuario. </text:span><text:span text:style-name="T8">La cuenta pertenece un usuario y gestiona una entidad. Se relaciona con la entidad perteneciente y usuario asignado.</text:span></text:p>
      <text:p text:style-name="P3"/>
      <text:p text:style-name="P8">El <text:span text:style-name="T4">cajero automático</text:span> tendrá un <text:span text:style-name="T6">id, </text:span><text:span text:style-name="T11">localizaci</text:span><text:span text:style-name="T7">ó</text:span><text:span text:style-name="T11">n</text:span><text:span text:style-name="T6">.</text:span> <text:span text:style-name="T12">Conectara con la </text:span><text:span text:style-name="T13">cuenta</text:span><text:span text:style-name="T12"> </text:span><text:span text:style-name="T14">por el </text:span><text:span text:style-name="T15">usuario</text:span><text:span text:style-name="T14">, que a su esta esta asociada</text:span><text:span text:style-name="T12"> </text:span><text:span text:style-name="T14">a </text:span><text:span text:style-name="T12">la </text:span><text:span text:style-name="T13">entidad bancaria</text:span><text:span text:style-name="T12">.</text:span></text:p>
      <text:p text:style-name="P8"><text:soft-page-break/></text:p>
      <text:p text:style-name="P9">La <text:span text:style-name="T4">entidad bancaria</text:span> tendrá un <text:span text:style-name="T16">nombre, dirección</text:span>. La <text:span text:style-name="T4">entidad</text:span> tendrá varios <text:span text:style-name="T4">usuarios</text:span>, <text:span text:style-name="T4">cajeros</text:span> y <text:span text:style-name="T4">cuentas</text:span>. </text:p>
      <text:p text:style-name="P9"/>
      <text:h text:style-name="P10" text:outline-level="1">Modelo Entidad-Relación</text:h>
      <text:p text:style-name="P11"/>
      <text:p text:style-name="P12">[imagen]</text:p>
      <text:p text:style-name="P12"/>
      <text:p text:style-name="P12"/>
      <text:p text:style-name="P12"/>
      <text:p text:style-name="P12"/>
      <text:h text:style-name="P10" text:outline-level="1">Modelo Relacional</text:h>
      <text:p text:style-name="P11"/>
      <text:p text:style-name="P11"/>
      <text:p text:style-name="P12">[Imagen]</text:p>
      <text:p text:style-name="P12"/>
      <text:p text:style-name="P12"/>
      <text:h text:style-name="P13" text:outline-level="1"><text:span text:style-name="T1">Scripts SQL</text:span></text:h>
      <text:h text:style-name="P14" text:outline-level="2">Estructura BD</text:h>
      <text:p text:style-name="P11"/>
      <text:h text:style-name="P14" text:outline-level="2">Usuarios y Permisos</text:h>
      <text:p text:style-name="P11"/>
      <text:h text:style-name="P14" text:outline-level="2">PL/SQL</text:h>
      <text:p text:style-name="P11"/>
      <text:h text:style-name="P14" text:outline-level="2">Caso de Uso</text:h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5:34:49.562608500</meta:creation-date>
    <dc:date>2025-05-06T21:08:25.275326100</dc:date>
    <meta:editing-duration>PT22M22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26" meta:word-count="196" meta:character-count="1158" meta:non-whitespace-character-count="995"/>
  </office:meta>
</office:document-meta>
</file>